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352e"/>
    </style:style>
    <style:style style:name="P2" style:family="paragraph" style:parent-style-name="Standard" style:list-style-name="L1">
      <style:text-properties officeooo:rsid="0004352e" officeooo:paragraph-rsid="0004352e"/>
    </style:style>
    <style:style style:name="P3" style:family="paragraph" style:parent-style-name="Standard">
      <style:text-properties officeooo:rsid="0005778c" officeooo:paragraph-rsid="000577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avspecifikationer scratchspel</text:p>
      <text:p text:style-name="P1"/>
      <text:list xml:id="list5855279302561576574" text:style-name="L1">
        <text:list-item>
          <text:p text:style-name="P2">Vi ska göra ett spel med en mygga eller fluga som flyger runt på skärmen och när den blir träffad utgör den ett ljud plus blir en blodfläck.</text:p>
        </text:list-item>
        <text:list-item>
          <text:p text:style-name="P2">Byta bakgrund, fönster som är lite öppet.</text:p>
        </text:list-item>
        <text:list-item>
          <text:p text:style-name="P2">Fixa sprite.</text:p>
        </text:list-item>
        <text:list-item>
          <text:p text:style-name="P2">Bakgrundsljud och ljud när den blir träffad.</text:p>
        </text:list-item>
        <text:list-item>
          <text:p text:style-name="P2">Få spriten att röra på sig.</text:p>
        </text:list-item>
      </text:list>
      <text:p text:style-name="P3"/>
      <text:p text:style-name="P3">Hur ska spelet funka? Nämn alla aspekter</text:p>
      <text:p text:style-name="P3">Spelets funktioner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0:27:04.070788000</meta:creation-date>
    <dc:date>2015-11-20T09:17:38.961877000</dc:date>
    <meta:editing-duration>PT12M5S</meta:editing-duration>
    <meta:editing-cycles>2</meta:editing-cycles>
    <meta:generator>LibreOffice/4.1.2.3$MacOSX_x86 LibreOffice_project/40b2d7fde7e8d2d7bc5a449dc65df4d08a7dd38</meta:generator>
    <meta:document-statistic meta:table-count="0" meta:image-count="0" meta:object-count="0" meta:page-count="1" meta:paragraph-count="8" meta:word-count="66" meta:character-count="359" meta:non-whitespace-character-count="306"/>
  </office:meta>
</office:document-meta>
</file>